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1c7c" officeooo:paragraph-rsid="00002526"/>
    </style:style>
    <style:style style:name="P2" style:family="paragraph" style:parent-style-name="Standard">
      <style:text-properties officeooo:rsid="002a8835" officeooo:paragraph-rsid="00002526"/>
    </style:style>
    <style:style style:name="P3" style:family="paragraph" style:parent-style-name="Standard">
      <style:text-properties officeooo:rsid="00002526" officeooo:paragraph-rsid="00002526"/>
    </style:style>
    <style:style style:name="P4" style:family="paragraph" style:parent-style-name="Standard">
      <style:text-properties officeooo:rsid="0008c3b4" officeooo:paragraph-rsid="0008c3b4"/>
    </style:style>
    <style:style style:name="P5" style:family="paragraph" style:parent-style-name="Title">
      <style:text-properties officeooo:paragraph-rsid="00002526"/>
    </style:style>
    <style:style style:name="P6" style:family="paragraph" style:parent-style-name="Heading_20_1">
      <style:text-properties officeooo:paragraph-rsid="00002526"/>
    </style:style>
    <style:style style:name="P7" style:family="paragraph" style:parent-style-name="Heading_20_1">
      <style:paragraph-properties fo:break-before="page"/>
    </style:style>
    <style:style style:name="P8" style:family="paragraph">
      <loext:graphic-properties draw:fill-color="#65c29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87d1d1"/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002526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fill-color="#65c29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87d1d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1cm" fo:min-width="3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19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2cm" fo:min-width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728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19cm" fo:min-width="2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755cm" fo:min-width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t</text:p>
      <text:p text:style-name="P1">Version 0.1.0</text:p>
      <text:p text:style-name="P3">Planejamento de Algoritmo</text:p>
      <text:p text:style-name="P1">Danilo Almeida</text:p>
      <text:p text:style-name="P1"><text:a xlink:type="simple" xlink:href="mailto:paioniu@gmail.com" text:style-name="Internet_20_link" text:visited-style-name="Visited_20_Internet_20_Link">paioniu@gmail.com</text:a></text:p>
      <text:p text:style-name="P2">Manaus, 7 de Maio de 2019</text:p>
      <text:h text:style-name="P6" text:outline-level="1">Introdução </text:h>
      <text:p text:style-name="P1"/>
      <text:p text:style-name="P1">Este documento <text:span text:style-name="T1">descreve o que faz o código do servidor e do cliente.</text:span></text:p>
      <text:p text:style-name="P1"/>
      <text:h text:style-name="Heading_20_1" text:outline-level="1">Processo <text:span text:style-name="T1">Servidor</text:span></text:h>
      <text:p text:style-name="P3"><draw:custom-shape text:anchor-type="paragraph" draw:z-index="3" draw:name="Forma1" draw:style-name="gr4" svg:width="3.467cm" svg:height="1.218cm" svg:x="0.076cm" svg:y="0.568cm"><text:p text:style-name="P9">Iní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polygon text:anchor-type="paragraph" draw:z-index="2" draw:name="Forma12" draw:style-name="gr3" draw:text-style-name="P10" svg:width="8.386cm" svg:height="9.259cm" draw:transform="rotate (1.5707963267949) translate (-0.400402777777778cm 8.79651388888889cm)" svg:viewBox="0 0 8387 9260" draw:points="5080,0 6773,26 6773,4260 8387,4260 8387,9260 0,9260 0,4207 5080,4180 5080,26"><text:p/></draw:polygon><draw:polygon text:anchor-type="paragraph" draw:z-index="0" draw:name="Forma15" draw:style-name="gr1" draw:text-style-name="P8" svg:width="15.133cm" svg:height="8.545cm" svg:x="-0.453cm" svg:y="0.436cm" svg:viewBox="0 0 15134 8546" draw:points="0,4604 10028,4604 10028,0 15134,0 15134,8546 10028,8546 10028,6429 0,6429"><text:p/></draw:polygon></text:p>
      <text:p text:style-name="P3"><draw:custom-shape text:anchor-type="paragraph" draw:z-index="4" draw:name="Forma2" draw:style-name="gr5" draw:text-style-name="P11" svg:width="3.387cm" svg:height="1.191cm" svg:x="0.076cm" svg:y="4.711cm"><text:p text:style-name="P9"><text:span text:style-name="T2">Espera por comandos</text:span></text:p><text:p text:style-name="P9"><text:span text:style-name="T2">no Termin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a2" draw:style-name="gr5" draw:text-style-name="P11" svg:width="3.387cm" svg:height="1.191cm" svg:x="0.102cm" svg:y="1.88cm"><text:p text:style-name="P9"><text:span text:style-name="T2">Espera</text:span></text:p><text:p text:style-name="P9"><text:span text:style-name="T2">Por conex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Forma3" draw:style-name="gr6" svg:width="1.086cm" svg:height="1.006cm" svg:x="1.187cm" svg:y="3.388cm"><text:p/>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</draw:custom-shape><draw:polyline text:anchor-type="paragraph" draw:z-index="7" draw:name="Forma6" draw:style-name="gr2" draw:text-style-name="P9" svg:width="3.604cm" svg:height="1.861cm" draw:transform="rotate (-1.20480078265169) translate (-0.0224255264153558cm 0.433270087818262cm)" svg:viewBox="0 0 3605 1862" draw:points="275,0 0,716 2989,1862 3605,256"><text:p/></draw:polyline><draw:line text:anchor-type="paragraph" draw:z-index="8" draw:name="Forma4" draw:style-name="gr7" draw:text-style-name="P9" svg:x1="1.716cm" svg:y1="3.071cm" svg:x2="1.716cm" svg:y2="3.389cm"><text:p/></draw:line><draw:line text:anchor-type="paragraph" draw:z-index="9" draw:name="Forma5" draw:style-name="gr7" draw:text-style-name="P9" svg:x1="1.716cm" svg:y1="4.394cm" svg:x2="1.716cm" svg:y2="4.712cm"><text:p/></draw:line><draw:custom-shape text:anchor-type="paragraph" draw:z-index="10" draw:name="Forma1" draw:style-name="gr4" draw:text-style-name="P9" svg:width="3.467cm" svg:height="1.218cm" svg:x="4.415cm" svg:y="0.081cm"><text:p text:style-name="P9">Conexão Solicitada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1" draw:name="Forma7" draw:style-name="gr8" svg:width="2.435cm" svg:height="1.456cm" svg:x="4.891cm" svg:y="1.669cm"><text:p>Há Vaga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name="Forma8" draw:style-name="gr2" draw:text-style-name="P9" svg:x1="6.135cm" svg:y1="1.298cm" svg:x2="6.135cm" svg:y2="1.668cm"><text:p/></draw:line><draw:custom-shape text:anchor-type="paragraph" draw:z-index="13" draw:name="Forma2" draw:style-name="gr5" draw:text-style-name="P11" svg:width="3.387cm" svg:height="1.191cm" svg:x="4.521cm" svg:y="3.521cm"><text:p text:style-name="P9"><text:span text:style-name="T2">Conecta com o</text:span></text:p><text:p text:style-name="P9"><text:span text:style-name="T2">Cli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Forma2" draw:style-name="gr5" draw:text-style-name="P11" svg:width="3.387cm" svg:height="1.191cm" svg:x="4.521cm" svg:y="5.055cm"><text:p text:style-name="P9"><text:span text:style-name="T2">Põe o Cliente em</text:span></text:p><text:p text:style-name="P9"><text:span text:style-name="T2">Sua thread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name="Forma9" draw:style-name="gr2" draw:text-style-name="P9" svg:x1="6.108cm" svg:y1="3.124cm" svg:x2="6.108cm" svg:y2="3.521cm"><text:p/></draw:line><draw:line text:anchor-type="paragraph" draw:z-index="16" draw:name="Forma10" draw:style-name="gr2" draw:text-style-name="P9" svg:x1="6.108cm" svg:y1="4.711cm" svg:x2="6.108cm" svg:y2="5.055cm"><text:p/></draw:line><draw:custom-shape text:anchor-type="paragraph" draw:z-index="17" draw:name="Forma2" draw:style-name="gr5" draw:text-style-name="P11" svg:width="3.387cm" svg:height="1.191cm" svg:x="4.521cm" svg:y="6.521cm"><text:p text:style-name="P9"><text:span text:style-name="T2">Recusa o Cliente</text:span></text:p><draw:enhanced-geometry svg:viewBox="0 0 21600 21600" draw:glue-points="10800 0 0 10800 10800 21600 21600 10800" draw:type="flowchart-process" draw:enhanced-path="M 0 0 L 21600 0 21600 21600 0 21600 0 0 Z N"/></draw:custom-shape><draw:polyline text:anchor-type="paragraph" draw:z-index="18" draw:name="Forma6" draw:style-name="gr2" draw:text-style-name="P9" svg:width="4.81cm" svg:height="2.163cm" draw:transform="rotate (-1.20480078265169) translate (8.27128488794151cm 2.04696087128329cm)" svg:viewBox="0 0 4811 2164" draw:points="0,1013 388,0 4811,1695 4631,2164"><text:p/></draw:polyline><draw:polyline text:anchor-type="paragraph" draw:z-index="19" draw:name="Forma11" draw:style-name="gr2" draw:text-style-name="P9" svg:width="3.337cm" svg:height="0.93cm" draw:transform="rotate (1.88495559215388) translate (4.11400683775811cm 5.82249600969092cm)" svg:viewBox="0 0 3338 931" draw:points="0,428 139,0 3175,931 3338,428"><text:p/></draw:polyline><draw:custom-shape text:anchor-type="paragraph" draw:z-index="20" draw:name="Forma1" draw:style-name="gr4" draw:text-style-name="P9" svg:width="3.467cm" svg:height="1.218cm" svg:x="10.156cm" svg:y="0.081cm"><text:p text:style-name="P9">Comando digitad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1" draw:name="Forma7" draw:style-name="gr8" svg:width="2.435cm" svg:height="1.456cm" svg:x="10.633cm" svg:y="1.669cm"><text:p>É válid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Forma8" draw:style-name="gr2" draw:text-style-name="P9" svg:x1="11.876cm" svg:y1="1.298cm" svg:x2="11.876cm" svg:y2="1.668cm"><text:p/></draw:line><draw:custom-shape text:anchor-type="paragraph" draw:z-index="23" draw:name="Forma2" draw:style-name="gr5" draw:text-style-name="P11" svg:width="3.387cm" svg:height="1.191cm" svg:x="10.262cm" svg:y="3.521cm"><text:p text:style-name="P9"><text:span text:style-name="T2">Process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Forma2" draw:style-name="gr5" draw:text-style-name="P11" svg:width="3.387cm" svg:height="1.191cm" svg:x="10.262cm" svg:y="5.055cm"><text:p text:style-name="P9"><text:span text:style-name="T2">Exibe a Resposta,</text:span></text:p><text:p text:style-name="P9"><text:span text:style-name="T2">Se Houver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name="Forma9" draw:style-name="gr2" draw:text-style-name="P9" svg:x1="11.85cm" svg:y1="3.124cm" svg:x2="11.85cm" svg:y2="3.521cm"><text:p/></draw:line><draw:line text:anchor-type="paragraph" draw:z-index="26" draw:name="Forma10" draw:style-name="gr2" draw:text-style-name="P9" svg:x1="11.85cm" svg:y1="4.711cm" svg:x2="11.85cm" svg:y2="5.055cm"><text:p/></draw:line><draw:custom-shape text:anchor-type="paragraph" draw:z-index="27" draw:name="Forma2" draw:style-name="gr5" draw:text-style-name="P11" svg:width="3.387cm" svg:height="1.191cm" svg:x="10.262cm" svg:y="6.521cm"><text:p text:style-name="P9"><text:span text:style-name="T2">Informa o Erro</text:span></text:p><draw:enhanced-geometry svg:viewBox="0 0 21600 21600" draw:glue-points="10800 0 0 10800 10800 21600 21600 10800" draw:type="flowchart-process" draw:enhanced-path="M 0 0 L 21600 0 21600 21600 0 21600 0 0 Z N"/></draw:custom-shape><draw:polyline text:anchor-type="paragraph" draw:z-index="28" draw:name="Forma6" draw:style-name="gr2" draw:text-style-name="P9" svg:width="4.81cm" svg:height="2.163cm" draw:transform="rotate (-1.20480078265169) translate (14.0127432212748cm 2.04696087128329cm)" svg:viewBox="0 0 4811 2164" draw:points="0,1013 388,0 4811,1695 4631,2164"><text:p/></draw:polyline><draw:polyline text:anchor-type="paragraph" draw:z-index="1" draw:name="Forma11" draw:style-name="gr2" draw:text-style-name="P9" svg:width="3.789cm" svg:height="7.955cm" draw:transform="rotate (1.88495559215388) translate (2.69563234113984cm 9.57761671787716cm)" svg:viewBox="0 0 3790 7956" draw:points="0,7956 774,7373 3169,0 3790,230"><text:p/></draw:polyline><draw:line text:anchor-type="paragraph" draw:z-index="29" draw:name="Forma14" draw:style-name="gr2" draw:text-style-name="P9" svg:x1="10.263cm" svg:y1="5.664cm" svg:x2="9.469cm" svg:y2="6.564cm"><text:p/></draw:line><draw:polyline text:anchor-type="paragraph" draw:z-index="30" draw:name="Forma13" draw:style-name="gr2" draw:text-style-name="P9" svg:width="1.497cm" svg:height="0.428cm" draw:transform="rotate (1.87570534711831) translate (4.11159252510212cm 7.24785751669723cm)" svg:viewBox="0 0 1498 429" draw:points="0,429 135,0 1498,429"><text:p/></draw:polyline></text:p>
      <text:h text:style-name="P7" text:outline-level="1">Processo Cliente</text:h>
      <text:p text:style-name="P4"><draw:custom-shape text:anchor-type="paragraph" draw:z-index="31" draw:name="Forma1" draw:style-name="gr4" draw:text-style-name="P9" svg:width="3.467cm" svg:height="1.218cm" svg:x="0.076cm" svg:y="0.568cm"><text:p text:style-name="P9">Iní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4"/>
      <text:p text:style-name="P4"/>
      <text:p text:style-name="P4"><draw:line text:anchor-type="paragraph" draw:z-index="36" draw:name="Forma16" draw:style-name="gr2" draw:text-style-name="P9" svg:x1="1.849cm" svg:y1="0.325cm" svg:x2="1.849cm" svg:y2="0.727cm"><text:p/></draw:line></text:p>
      <text:p text:style-name="P4"><draw:custom-shape text:anchor-type="paragraph" draw:z-index="32" draw:name="Forma2" draw:style-name="gr5" draw:text-style-name="P11" svg:width="3.387cm" svg:height="1.191cm" svg:x="0.102cm" svg:y="0.24cm"><text:p text:style-name="P9"><text:span text:style-name="T2">Conecta com o</text:span></text:p><text:p text:style-name="P9"><text:span text:style-name="T2">Servido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"><draw:custom-shape text:anchor-type="paragraph" draw:z-index="33" draw:name="Forma7" draw:style-name="gr8" svg:width="2.435cm" svg:height="1.456cm" svg:x="0.499cm" svg:y="1.378cm"><text:p text:style-name="P9">Sucess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4" draw:name="Forma2" draw:style-name="gr5" draw:text-style-name="P11" svg:width="3.387cm" svg:height="1.191cm" svg:x="0.102cm" svg:y="3.246cm"><text:p text:style-name="P9"><text:span text:style-name="T2">Espera por Comandos</text:span></text:p><text:p text:style-name="P9"><text:span text:style-name="T2">No Termin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Forma2" draw:style-name="gr5" draw:text-style-name="P11" svg:width="3.387cm" svg:height="1.191cm" svg:x="0.102cm" svg:y="7.754cm"><text:p text:style-name="P9"><text:span text:style-name="T2">Processa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7" draw:name="Forma17" draw:style-name="gr2" draw:text-style-name="P9" svg:x1="1.743cm" svg:y1="0.944cm" svg:x2="1.69cm" svg:y2="1.378cm"><text:p/></draw:line><draw:polyline text:anchor-type="paragraph" draw:z-index="38" draw:name="Forma18" draw:style-name="gr2" draw:text-style-name="P9" svg:width="2.838cm" svg:height="2.201cm" draw:transform="rotate (-1.31667638770452) translate (3.84787696038186cm 2.27915076852675cm)" svg:viewBox="0 0 2839 2202" draw:points="0,2202 572,0 2839,589 2420,2202"><text:p/></draw:polyline><draw:custom-shape text:anchor-type="paragraph" draw:z-index="39" draw:name="Forma1" draw:style-name="gr4" draw:text-style-name="P9" svg:width="3.467cm" svg:height="1.218cm" svg:x="0.076cm" svg:y="9.347cm"><text:p text:style-name="P9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40" draw:name="Forma21" draw:style-name="gr9" draw:text-style-name="P11" svg:width="3.811cm" svg:height="1.218cm" svg:x="4.177cm" svg:y="3.27cm"><text:p text:style-name="P9"><text:span text:style-name="T2">Mensagem de</text:span></text:p><text:p text:style-name="P9"><text:span text:style-name="T2">Erro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polyline text:anchor-type="paragraph" draw:z-index="41" draw:name="Forma22" draw:style-name="gr2" draw:text-style-name="P9" svg:width="3.306cm" svg:height="1.089cm" draw:transform="rotate (-0.359712358836032) translate (3.31691847432268cm 1.08614909435242cm)" svg:viewBox="0 0 3307 1090" draw:points="0,1090 2897,0 3307,1090"><text:p/></draw:polyline><draw:polyline text:anchor-type="paragraph" draw:z-index="42" draw:name="Forma23" draw:style-name="gr2" draw:text-style-name="P9" svg:width="3.498cm" svg:height="1.748cm" draw:transform="rotate (-2.36160501087353) translate (7.25921269124327cm 5.7309588359667cm)" svg:viewBox="0 0 3499 1749" draw:points="0,1749 1730,0 3499,1749"><text:p/></draw:polyline><draw:custom-shape text:anchor-type="paragraph" draw:z-index="43" draw:name="Forma3" draw:style-name="gr6" svg:width="1.086cm" svg:height="1.006cm" svg:x="1.24cm" svg:y="4.711cm"><text:p/>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</draw:custom-shape><draw:custom-shape text:anchor-type="paragraph" draw:z-index="44" draw:name="Forma2" draw:style-name="gr5" draw:text-style-name="P11" svg:width="3.387cm" svg:height="1.191cm" svg:x="0.102cm" svg:y="6.05cm"><text:p text:style-name="P9"><text:span text:style-name="T2">Espera por Mensagens</text:span></text:p><text:p text:style-name="P9"><text:span text:style-name="T2">Do Servidor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5" draw:name="Forma19" draw:style-name="gr7" draw:text-style-name="P9" svg:x1="1.743cm" svg:y1="4.436cm" svg:x2="1.743cm" svg:y2="4.711cm"><text:p/></draw:line><draw:line text:anchor-type="paragraph" draw:z-index="46" draw:name="Forma24" draw:style-name="gr7" draw:text-style-name="P9" svg:x1="1.796cm" svg:y1="5.717cm" svg:x2="1.796cm" svg:y2="6.05cm"><text:p/></draw:line><draw:polyline text:anchor-type="paragraph" draw:z-index="47" draw:name="Forma25" draw:style-name="gr2" draw:text-style-name="P9" svg:width="3.609cm" svg:height="1.669cm" draw:transform="rotate (-1.91218272848499) translate (1.24001388888889cm 5.17525000000001cm)" svg:viewBox="0 0 3610 1670" draw:points="0,0 593,1670 3610,599 3398,0"><text:p/></draw:polyline><draw:polyline text:anchor-type="paragraph" draw:z-index="48" draw:name="Forma20" draw:style-name="gr7" draw:text-style-name="P9" svg:width="1.401cm" svg:height="1.204cm" svg:x="3.542cm" svg:y="8.759cm" svg:viewBox="0 0 1402 1205" draw:points="0,1205 1402,1205 1402,0"><text:p/></draw:polyline><draw:polyline text:anchor-type="paragraph" draw:z-index="49" draw:name="Forma26" draw:style-name="gr7" draw:text-style-name="P9" svg:width="2.578cm" svg:height="2.618cm" draw:transform="rotate (1.5707963267949) translate (2.32480555555556cm 7.75405555555556cm)" svg:viewBox="0 0 2579 2619" draw:points="0,2619 2579,2619 2579,0"><text:p/></draw:polyline><draw:line text:anchor-type="paragraph" draw:z-index="50" draw:name="Forma27" draw:style-name="gr2" draw:text-style-name="P9" svg:x1="3.489cm" svg:y1="8.244cm" svg:x2="4.389cm" svg:y2="8.244cm"><text:p/></draw:line><draw:custom-shape text:anchor-type="paragraph" draw:z-index="51" draw:name="Forma28" draw:style-name="gr10" svg:width="1.059cm" svg:height="1.059cm" svg:x="4.415cm" svg:y="7.768cm"><text:p/>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Linux_X86_64 LibreOffice_project/9d0f32d1f0b509096fd65e0d4bec26ddd1938fd3</meta:generator>
    <dc:date>2019-05-08T00:23:57.839000000</dc:date>
    <meta:editing-duration>PT1H20M1S</meta:editing-duration>
    <meta:editing-cycles>14</meta:editing-cycles>
    <meta:document-statistic meta:table-count="0" meta:image-count="0" meta:object-count="0" meta:page-count="2" meta:paragraph-count="10" meta:word-count="33" meta:character-count="210" meta:non-whitespace-character-count="186"/>
  </office:meta>
</office:document-meta>
</file>